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4de" officeooo:paragraph-rsid="0006e4de"/>
    </style:style>
    <style:style style:name="T1" style:family="text">
      <style:text-properties officeooo:rsid="0006e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go xml de Libros de Five Nights at Freddy's</text:p>
      <text:p text:style-name="Standard"/>
      <text:p text:style-name="Standard">&lt;?xml version="1.0" encoding="UTF-8"?&gt;</text:p>
      <text:p text:style-name="Standard">&lt;biblioteca&gt;</text:p>
      <text:p text:style-name="Standard"><text:s text:c="4"/>&lt;libro&gt;</text:p>
      <text:p text:style-name="Standard"><text:s text:c="8"/>&lt;ISBN&gt;978-1-338-21544-1&lt;/ISBN&gt;</text:p>
      <text:p text:style-name="Standard"><text:s text:c="8"/>&lt;titulo&gt;Five Nights at Freddy's: The Silver Eyes&lt;/titulo&gt;</text:p>
      <text:p text:style-name="Standard"><text:s text:c="8"/>&lt;<text:span text:style-name="T1">p</text:span>ublicacion&gt;2016&lt;/<text:span text:style-name="T1">p</text:span>ublicacion&gt;</text:p>
      <text:p text:style-name="Standard"><text:s text:c="8"/>&lt;editorial&gt;Scholastic Inc.&lt;/editorial&gt;</text:p>
      <text:p text:style-name="Standard"><text:s text:c="8"/>&lt;autores&gt;</text:p>
      <text:p text:style-name="Standard"><text:s text:c="12"/>&lt;autor&gt;Scott Cawthon&lt;/autor&gt;</text:p>
      <text:p text:style-name="Standard"><text:s text:c="12"/>&lt;autor&gt;Kira Breed-Wrisley&lt;/autor&gt;</text:p>
      <text:p text:style-name="Standard"><text:s text:c="8"/>&lt;/autores&gt;</text:p>
      <text:p text:style-name="Standard"><text:s text:c="8"/>&lt;descri<text:span text:style-name="T1">pciones</text:span>&gt;</text:p>
      <text:p text:style-name="Standard"><text:s text:c="12"/>&lt;descripcion&gt;Una adaptación en novela gráfica de la primera novela basada en <text:tab/> la exitosa <text:tab/><text:tab/><text:tab/>serie de videojuegos de terror, Five Nights at Freddy's.&lt;/descripcion&gt;</text:p>
      <text:p text:style-name="Standard"><text:s text:c="8"/>&lt;/descri<text:span text:style-name="T1">p</text:span>cion<text:span text:style-name="T1">es</text:span>&gt;</text:p>
      <text:p text:style-name="Standard"><text:s text:c="4"/>&lt;/libro&gt;</text:p>
      <text:p text:style-name="Standard"/>
      <text:p text:style-name="Standard"><text:s text:c="4"/>&lt;libro&gt;</text:p>
      <text:p text:style-name="Standard"><text:s text:c="8"/>&lt;ISBN&gt;978-1-338-21547-2&lt;/ISBN&gt;</text:p>
      <text:p text:style-name="Standard"><text:s text:c="8"/>&lt;titulo&gt;Five Nights at Freddy's: The Twisted Ones&lt;/titulo&gt;</text:p>
      <text:p text:style-name="Standard"><text:s text:c="8"/>&lt;<text:span text:style-name="T1">p</text:span>ublicacion&gt;2017&lt;/<text:span text:style-name="T1">p</text:span>ublicacion&gt;</text:p>
      <text:p text:style-name="Standard"><text:s text:c="8"/>&lt;editorial&gt;Scholastic Inc.&lt;/editorial&gt;</text:p>
      <text:p text:style-name="Standard"><text:s text:c="8"/>&lt;autores&gt;</text:p>
      <text:p text:style-name="Standard"><text:s text:c="12"/>&lt;autor&gt;Scott Cawthon&lt;/autor&gt;</text:p>
      <text:p text:style-name="Standard"><text:s text:c="12"/>&lt;autor&gt;Kira Breed-Wrisley&lt;/autor&gt;</text:p>
      <text:p text:style-name="Standard"><text:s text:c="8"/>&lt;/autores&gt;</text:p>
      <text:p text:style-name="Standard"><text:s text:c="8"/>&lt;descripci<text:span text:style-name="T1">ones</text:span>&gt;</text:p>
      <text:p text:style-name="Standard"><text:s text:c="12"/>&lt;descripcion&gt;La segunda novela de la serie Five Nights at Freddy's, tras los <text:tab/><text:tab/><text:tab/><text:tab/><text:tab/>acontecimientos de The Silver Eyes.&lt;/descripcion&gt;</text:p>
      <text:p text:style-name="Standard"><text:s text:c="8"/>&lt;/descripci<text:span text:style-name="T1">o</text:span>n<text:span text:style-name="T1">es</text:span>&gt;</text:p>
      <text:p text:style-name="Standard"><text:s text:c="4"/>&lt;/libro&gt;</text:p>
      <text:p text:style-name="Standard">&lt;/biblioteca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7:59:23.214423905</meta:creation-date>
    <dc:date>2024-09-23T18:04:39.715534981</dc:date>
    <meta:editing-duration>PT5M16S</meta:editing-duration>
    <meta:editing-cycles>1</meta:editing-cycles>
    <meta:document-statistic meta:table-count="0" meta:image-count="0" meta:object-count="0" meta:page-count="1" meta:paragraph-count="30" meta:word-count="95" meta:character-count="1185" meta:non-whitespace-character-count="894"/>
    <meta:generator>LibreOffice/7.3.7.2$Linux_X86_64 LibreOffice_project/30$Build-2</meta:generator>
  </office:meta>
</office:document-meta>
</file>